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list-style-name="L1">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7" style:family="paragraph" style:parent-style-name="Standard" style:list-style-name="L2">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8" style:family="paragraph" style:parent-style-name="Standard" style:list-style-name="L3">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9" style:family="paragraph" style:parent-style-name="Standard" style:list-style-name="L4">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10" style:family="paragraph" style:parent-style-name="Standard" style:list-style-name="L5">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11" style:family="paragraph" style:parent-style-name="Standard" style:list-style-name="L6">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12" style:family="paragraph" style:parent-style-name="Standard" style:list-style-name="L7">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13" style:family="paragraph" style:parent-style-name="Standard" style:list-style-name="L8">
      <style:paragraph-properties fo:margin-left="0in" fo:margin-right="0in" fo:text-align="start" style:justify-single-word="false" fo:text-indent="0in" style:auto-text-indent="false" style:text-autospace="none"/>
      <style:text-properties fo:color="#008000" style:font-name="Monospace" fo:font-size="10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style>
    <style:style style:name="T1" style:family="text">
      <style:text-properties fo:font-weight="bold" style:font-weight-asian="bold" style:font-weight-complex="bold"/>
    </style:style>
    <style:style style:name="T2" style:family="text">
      <style:text-properties style:font-name="Monospace" fo:font-size="10pt" style:font-name-asian="Monospace" style:font-size-asian="10pt" style:font-name-complex="Monospace"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P2 Distributed Segmentation</text:h>
      <text:p text:style-name="P1"/>
      <text:h text:style-name="Heading_20_2" text:outline-level="2">Contact</text:h>
      <text:p text:style-name="P1">Author: Richard Giuly</text:p>
      <text:p text:style-name="P1">rgiuly@gmail.com</text:p>
      <text:p text:style-name="P1">Check for updates here: https://sites.google.com/site/slashsegmentation/</text:p>
      <text:p text:style-name="P1"/>
      <text:p text:style-name="P1"/>
      <text:p text:style-name="P1"/>
      <text:h text:style-name="Heading_20_1" text:outline-level="1">Installation:</text:h>
      <text:p text:style-name="P1">1. Install python with supporting modules</text:p>
      <text:p text:style-name="P1">2. Install s3cmd for uploading to Amazon's S3 storage</text:p>
      <text:p text:style-name="P1">3. Make sure you have an Amazon AWS account with S3 storage</text:p>
      <text:p text:style-name="P1">4. Make sure you have an Amazon Mechanical Turk account as a Requester</text:p>
      <text:p text:style-name="P1">5. Download and use the dseg.py script</text:p>
      <text:p text:style-name="P1"/>
      <text:p text:style-name="Horizontal_20_Line"/>
      <text:h text:style-name="Heading_20_3" text:outline-level="3">Python Installation Instructions (Ubuntu Linux)</text:h>
      <text:p text:style-name="P1"/>
      <text:p text:style-name="P1"><text:s text:c="4"/>Install the following modules with synaptic: python, python-numpy, python-wxgtk2.8, python-scipy, python-matplotlib</text:p>
      <text:p text:style-name="P1"><text:s text:c="4"/>Install opencv and opencv python bindings using the Ubuntu Software Center</text:p>
      <text:p text:style-name="P1"><text:s text:c="4"/>Install itk for python: sudo apt-get install python-insighttoolkit3</text:p>
      <text:p text:style-name="P1"><text:s text:c="4"/>Install python-graph</text:p>
      <text:p text:style-name="P1"/>
      <text:p text:style-name="P1"/>
      <text:p text:style-name="P1"/>
      <text:p text:style-name="Horizontal_20_Line"/>
      <text:h text:style-name="Heading_20_3" text:outline-level="3">Python Installation Instruction (Redhat Linux)</text:h>
      <text:p text:style-name="P1"/>
      <text:p text:style-name="P1">Note: Redhat installation is more time consuming than Linux due to need for compilation of Wrap ITK and orange</text:p>
      <text:p text:style-name="P1"/>
      <text:p text:style-name="P1"><text:s text:c="4"/>Install enthought python suite version 7.1</text:p>
      <text:p text:style-name="P1"><text:s text:c="4"/>Install WrapITK with ITK version 3.17</text:p>
      <text:p text:style-name="P1"><text:s text:c="8"/>Ensure that PyBuffer in installed with WrapITK Discussion about this </text:p>
      <text:p text:style-name="P1"><text:s text:c="4"/>Install opencv for python</text:p>
      <text:p text:style-name="P1"/>
      <text:p text:style-name="P1">You'll need to configure environmental variables according to the instructions for each module. Here's an example of how I set my environmental variables assuming that EPD is installed at /usr/local/EPD:</text:p>
      <text:p text:style-name="P1"/>
      <text:list xml:id="list996598123" text:style-name="L1">
        <text:list-item>
          <text:p text:style-name="P5"><text:s/>export PYTHON_INCLUDE_PATH=/usr/local/EPD/include/python2.7</text:p>
        </text:list-item>
        <text:list-item>
          <text:p text:style-name="P5"><text:s/>export PYTHON_LIB_PATH=/usr/local/EPD/lib/python2.7</text:p>
        </text:list-item>
        <text:list-item>
          <text:p text:style-name="P5"><text:s/>export LD_LIBRARY_PATH=/usr/lib64:/lib:/lib64:/usr/lib:/usr/local/EPD/lib:/usr/local/lib/<text:soft-page-break/>InsightToolkit:/usr/local/lib/InsightToolkit/WrapITK/lib</text:p>
        </text:list-item>
        <text:list-item>
          <text:p text:style-name="P5"><text:s/>export PATH=/usr/local/EPD/bin:$PATH</text:p>
        </text:list-item>
      </text:list>
      <text:p text:style-name="P1"/>
      <text:p text:style-name="Horizontal_20_Line"/>
      <text:p text:style-name="P1"/>
      <text:p text:style-name="P1"/>
      <text:h text:style-name="Heading_20_2" text:outline-level="2">Usage Example</text:h>
      <text:p text:style-name="P1"/>
      <text:p text:style-name="P2">1. After downloading and expanding the source code tar.gz file, move into the dseg directory and create the test_output folder. You will need to be in the dseg directory when running the dseg script.</text:p>
      <text:p text:style-name="P1"/>
      <text:list xml:id="list896173212" text:style-name="L2">
        <text:list-item>
          <text:p text:style-name="P7">tar -pxzf imageprocessing.tar.gz</text:p>
        </text:list-item>
        <text:list-item>
          <text:p text:style-name="P7">cd imageprocessing</text:p>
        </text:list-item>
        <text:list-item>
          <text:p text:style-name="P7">cd dseg</text:p>
        </text:list-item>
        <text:list-item>
          <text:p text:style-name="P7">mkdir test_output</text:p>
        </text:list-item>
      </text:list>
      <text:p text:style-name="P1"/>
      <text:p text:style-name="P2">2. Use the following commands from the imageprocessing/dseg directory to create the Mechanical Turk HITS</text:p>
      <text:p text:style-name="P1"/>
      <text:p text:style-name="P1">These commands will use the stack of png images in the folder test_data to create the images for Mechanical Turk and upload them to S3 storage. The --xyprocess option specifies merge decisions in XY planes. The --zprocess option specifies merge decisions from one XY to the adjacent XY plane. <text:s/></text:p>
      <text:list xml:id="list966788642" text:style-name="L8">
        <text:list-item>
          <text:p text:style-name="P13">python dseg.py test_data test_output --xyprocess</text:p>
        </text:list-item>
        <text:list-item>
          <text:p text:style-name="P13">python dseg.py test_data test_output --zprocess</text:p>
        </text:list-item>
      </text:list>
      <text:p text:style-name="P1"/>
      <text:p text:style-name="P1">The XY process will generate this file, which defines the HITs for Mechanical Turk. You will upload this csv file to mechanical turk for the xy process:</text:p>
      <text:p text:style-name="P1">imageprocessing/dseg/test_output/TestDataName_xy/image_in_plane.csv</text:p>
      <text:p text:style-name="P1"/>
      <text:p text:style-name="P1">The Z process will generate this file, which defines the HITs for Mechanical Turk. You will upload this csv file to mechanical turk for the z process:</text:p>
      <text:p text:style-name="P1">imageprocessing/dseg/test_output/TestDataName_z/image_plane_to_plane.csv</text:p>
      <text:p text:style-name="P1"/>
      <text:p text:style-name="P2">3. Optional: create qualifications</text:p>
      <text:p text:style-name="P1"/>
      <text:p text:style-name="P1">These commands will use the stack of png images in the folder test_data to create a qualification test for Mechanical Turk. The --xyprocess option specifies merge decisions in XY planes. The --zprocess option specifies merge decisions from one XY to the adjacent XY plane. You will need to specify your access key and your secret key, which are available on Amazon's AWS website. <text:s/></text:p>
      <text:p text:style-name="P3"/>
      <text:list xml:id="list1032719874" text:style-name="L3">
        <text:list-item>
          <text:p text:style-name="P8">python dseg.py test_data test_output --xyqual --answers answers_in_plane_example1.txt --access_key YOURACCESSKEY --secret_key YOURSECRETKEY</text:p>
        </text:list-item>
      </text:list>
      <text:p text:style-name="P3"/>
      <text:list xml:id="list1862981325" text:style-name="L4">
        <text:list-item>
          <text:p text:style-name="P9">python dseg.py test_data test_output --zqual --answers answers_plane_to_plane_example1.txt --access_key YOURACCESSKEY --secret_key YOURSECRETKEY</text:p>
        </text:list-item>
      </text:list>
      <text:p text:style-name="P1"/>
      <text:p text:style-name="P1"/>
      <text:p text:style-name="P1"><text:span text:style-name="T1">Note 1:</text:span> Examples above assume you want to put results in test_output. You may specify any folder.</text:p>
      <text:p text:style-name="P1"><text:soft-page-break/><text:span text:style-name="T1">Note 2:</text:span> The option --answers specifies what the answers should be for examples. You will need to set these answers properly by editing the file. To do this, create the qualification and view it. You will be able to see every example. Then use this to fill in the file correctly. Finally, run the command again to create the qualification with the correct Yes/No answers.</text:p>
      <text:p text:style-name="P1"><text:span text:style-name="T1">Note 3:</text:span> When creating your input image stack, you should use 8 bit images with good contrast.</text:p>
      <text:p text:style-name="P1"/>
      <text:p text:style-name="P1"/>
      <text:p text:style-name="P2">4. Creating your tasks in Mechanical Turk: https://www.mturk.com</text:p>
      <text:p text:style-name="P1"/>
      <text:p text:style-name="P1"/>
      <text:p text:style-name="P14"><text:span text:style-name="T2">In Mechanical Turk, you will need a Design for both XY type and Z type questions.</text:span></text:p>
      <text:p text:style-name="P1">NOTE: You must specify two users per HIT.</text:p>
      <text:p text:style-name="P1"/>
      <text:p text:style-name="P1">Here's an example layout for Z questions in HTML:</text:p>
      <text:p text:style-name="P1"><text:s/></text:p>
      <text:p text:style-name="P3"><text:tab/>&lt;h2&gt;Does the dot stay inside of the cell? (Note: If the dot goes on the border between cells, the answer is No.)&lt;/h2&gt;</text:p>
      <text:p text:style-name="P3"><text:tab/>&lt;h3&gt;&amp;nbsp;&amp;nbsp;&lt;/h3&gt;</text:p>
      <text:p text:style-name="P3"><text:tab/>&lt;p&gt;&lt;input type="radio" value="Yes" name="same_object" /&gt; Yes&lt;/p&gt;</text:p>
      <text:p text:style-name="P3"><text:tab/>&lt;p&gt;&lt;input type="radio" value="No" name="same_object" /&gt; No&lt;/p&gt;</text:p>
      <text:p text:style-name="P3"><text:tab/>&lt;p&gt;&lt;img src="${image1}" style="margin-right: 30px;" alt="image1" /&gt;&lt;/p&gt;</text:p>
      <text:p text:style-name="P1"/>
      <text:p text:style-name="P1">Here's an example layout for XY questions in HTML:</text:p>
      <text:p text:style-name="P1"/>
      <text:p text:style-name="P3"><text:tab/>&lt;h2&gt;Are the dots both inside of the same cell? (Note: if one or both dots are on a cell border, the answer must be No.)&lt;/h2&gt;</text:p>
      <text:p text:style-name="P3"><text:tab/>&lt;p&gt;(Note: You can look at the information at the bottom of the page to see what a cells and boundaries look like.)&lt;/p&gt;</text:p>
      <text:p text:style-name="P3"><text:tab/>&lt;p&gt;&lt;input type="radio" name="same_object" value="Yes" /&gt; Yes&lt;/p&gt;</text:p>
      <text:p text:style-name="P3"><text:tab/>&lt;p&gt;&lt;input type="radio" name="same_object" value="No" /&gt; No&lt;/p&gt;</text:p>
      <text:p text:style-name="P3"><text:tab/>&lt;p&gt;&lt;img alt="image1" style="margin-right: 30px;" src="${image1}" /&gt;&lt;/p&gt;</text:p>
      <text:p text:style-name="P1"/>
      <text:p text:style-name="P1"><text:span text:style-name="T1">Note:</text:span> Make sure you set the number of users assigned to each HIT to 2.</text:p>
      <text:p text:style-name="P1"><text:span text:style-name="T1">Note:</text:span> If you're using qualification, you'll need to set a qualification requirement for the job, which was generated in the previous step.</text:p>
      <text:p text:style-name="P1"/>
      <text:p text:style-name="P1"/>
      <text:p text:style-name="P2">5. Run your jobs in mechanical turk and you will get csv result files.</text:p>
      <text:p text:style-name="P1"/>
      <text:p text:style-name="P2">6. View your results as images:</text:p>
      <text:p text:style-name="P1"/>
      <text:p text:style-name="P1">This command will render the results for merges in xy planes. In this example, Batch_results1.csv is the results file from Mechanical Turk.</text:p>
      <text:list xml:id="list435835479" text:style-name="L5">
        <text:list-item>
          <text:p text:style-name="P10">python dseg.py test_data test_output --xyrender Batch_results1.csv</text:p>
        </text:list-item>
      </text:list>
      <text:p text:style-name="P1"/>
      <text:p text:style-name="P1">This command will render the results for merges for one plane to the adjacent plane. <text:s/>In this example, Batch_results2.csv is the results file from Mechanical Turk.</text:p>
      <text:list xml:id="list561313672" text:style-name="L6">
        <text:list-item>
          <text:p text:style-name="P11">python dseg.py test_data test_output --zrender Batch_results2.csv</text:p>
        </text:list-item>
      </text:list>
      <text:p text:style-name="P1"/>
      <text:p text:style-name="P1">Output will be created as an image stack label volume here:</text:p>
      <text:p text:style-name="P1">test_output/TestDataName_render/seg</text:p>
      <text:p text:style-name="P1"/>
      <text:p text:style-name="P1"/>
      <text:p text:style-name="P1"/>
      <text:p text:style-name="Horizontal_20_Line"/>
      <text:h text:style-name="Heading_20_2" text:outline-level="2"><text:soft-page-break/>Rendering test data included for Bioinformatics publication:</text:h>
      <text:p text:style-name="P1"/>
      <text:p text:style-name="P1">The results from the test included in the 2012 Bioinformatics paper can be rendered with this command.</text:p>
      <text:p text:style-name="P1"/>
      <text:p text:style-name="P1">From the imageprocessing/dseg directory:</text:p>
      <text:list xml:id="list595993951" text:style-name="L7">
        <text:list-item>
          <text:p text:style-name="P12">python dseg.py data /tmp --zrender csv/Batch_908647_batch_results.csv csv/Batch_911615_batch_results.csv</text:p>
        </text:list-item>
      </text:list>
      <text:p text:style-name="P3"/>
      <text:p text:style-name="P1">Note that this will use the results from an Amazon Mechanical Turk job that was previously run.</text:p>
      <text:p text:style-name="P1"/>
      <text:p text:style-name="P1">Segmentation output will be created as an image stack label volume here:</text:p>
      <text:p text:style-name="P1">/tmp/TestDataName_render/seg</text:p>
      <text:p text:style-name="P1"/>
      <text:p text:style-name="P1"/>
      <text:p text:style-name="P1"/>
      <text:p text:style-name="Horizontal_20_Line"/>
      <text:p text:style-name="P1">DP2</text:p>
      <text:p text:style-name="P1">Copyright (c) 2012, Richard J. Giuly</text:p>
      <text:p text:style-name="P1">All rights reserved.</text:p>
      <text:p text:style-name="P1"/>
      <text:p text:style-name="P1">Redistribution and use in source and binary forms, with or without modification, are permitted provided that the following conditions are met:</text:p>
      <text:p text:style-name="P1"/>
      <text:p text:style-name="P1"><text:s text:c="4"/>* Redistributions of source code must retain the above copyright notice, this list of conditions and the following disclaimer.</text:p>
      <text:p text:style-name="P1"><text:s text:c="4"/>* Redistributions in binary form must reproduce the above copyright notice, this list of conditions and the following disclaimer in the documentation and/or other materials provided with the distribution.</text:p>
      <text:p text:style-name="P1"><text:s text:c="4"/>* Any redistribution, use, or modification is done solely for personal benefit and not for any commercial purpose or for monetary gain</text:p>
      <text:p text:style-name="P1"/>
      <text:p text:style-name="P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k Giuly</meta:initial-creator>
    <meta:creation-date>2012-10-11T22:46:04</meta:creation-date>
    <dc:date>2012-10-12T08:44:46</dc:date>
    <dc:creator>Rick Giuly</dc:creator>
    <meta:editing-duration>PT33M59S</meta:editing-duration>
    <meta:editing-cycles>5</meta:editing-cycles>
    <meta:generator>LibreOffice/3.5$Linux_X86_64 LibreOffice_project/350m1$Build-2</meta:generator>
    <meta:document-statistic meta:table-count="0" meta:image-count="0" meta:object-count="0" meta:page-count="4" meta:paragraph-count="89" meta:word-count="1140" meta:character-count="7927" meta:non-whitespace-character-count="6830"/>
  </office:meta>
</office:document-meta>
</file>